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709" officeooo:paragraph-rsid="001d7709"/>
    </style:style>
    <style:style style:name="P2" style:family="paragraph" style:parent-style-name="Standard">
      <style:text-properties officeooo:rsid="001eaffe" officeooo:paragraph-rsid="001eaffe"/>
    </style:style>
    <style:style style:name="P3" style:family="paragraph" style:parent-style-name="Standard">
      <style:text-properties officeooo:rsid="001f3960" officeooo:paragraph-rsid="001f3960"/>
    </style:style>
    <style:style style:name="T1" style:family="text">
      <style:text-properties officeooo:rsid="001eaffe"/>
    </style:style>
    <style:style style:name="T2" style:family="text">
      <style:text-properties officeooo:rsid="001f39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udo pupet apply -e ‘file {“/tmp/moitero”: content =&gt; “foo on bar\n”}’</text:p>
      <text:p text:style-name="P1">2. cat /tmp/moitero</text:p>
      <text:p text:style-name="P1">3. cd /etc/puppet/modules/</text:p>
      <text:p text:style-name="P1">4. sudo mkdir hellotero</text:p>
      <text:p text:style-name="P1">5. cd hellotero</text:p>
      <text:p text:style-name="P1">6. sudo mkdir manifests</text:p>
      <text:p text:style-name="P1">7. sudoedit init.pp</text:p>
      <text:p text:style-name="P1">class hellotero {</text:p>
      <text:p text:style-name="P1"><text:tab/>file {“/tmp/hellomodule”:</text:p>
      <text:p text:style-name="P1"><text:tab/><text:tab/>content =&gt; “dsad”,</text:p>
      <text:p text:style-name="P1"><text:tab/>}</text:p>
      <text:p text:style-name="P1">}</text:p>
      <text:p text:style-name="P1">8. sudo puppet apply -e ‘class {hellotero:}’</text:p>
      <text:p text:style-name="P1">9. modules kansioon kansio sudo mkdir ssh</text:p>
      <text:p text:style-name="P1">10. sinne myös manifests kansio ja init.pp</text:p>
      <text:p text:style-name="P1">class ssh {</text:p>
      <text:p text:style-name="P1"><text:tab/>package { ssh:</text:p>
      <text:p text:style-name="P1"><text:tab/><text:tab/>ensure =&gt; ‘installed’</text:p>
      <text:p text:style-name="P1"><text:tab/><text:tab/>allowcdrom =&gt; ‘true’,</text:p>
      <text:p text:style-name="P1"><text:tab/>}</text:p>
      <text:p text:style-name="P1"/>
      <text:p text:style-name="P1"><text:tab/>file { ‘/<text:span text:style-name="T1">etc/ssh/sshd_config</text:span>’:</text:p>
      <text:p text:style-name="P1"><text:tab/><text:tab/><text:span text:style-name="T1">content =&gt; template(‘ssh/sshd_config.erb’)</text:span></text:p>
      <text:p text:style-name="P1"><text:tab/><text:tab/><text:span text:style-name="T2">notify =&gt; Service[‘ssh’],</text:span></text:p>
      <text:p text:style-name="P1"><text:tab/><text:span text:style-name="T1">}</text:span></text:p>
      <text:p text:style-name="P1"><text:tab/></text:p>
      <text:p text:style-name="P1"><text:tab/><text:span text:style-name="T2">service { ‘ssh’:</text:span></text:p>
      <text:p text:style-name="P1"><text:tab/><text:tab/><text:span text:style-name="T2">ensure =&gt; ‘true’,</text:span></text:p>
      <text:p text:style-name="P1"><text:tab/><text:tab/><text:span text:style-name="T2">enable =&gt; ‘true’,</text:span></text:p>
      <text:p text:style-name="P1"><text:tab/><text:tab/><text:span text:style-name="T2">provider =&gt; ‘systemd’,</text:span></text:p>
      <text:p text:style-name="P1"><text:tab/><text:span text:style-name="T2">}</text:span></text:p>
      <text:p text:style-name="P1">}</text:p>
      <text:p text:style-name="P1">11. <text:span text:style-name="T1">sudo mkdir templates</text:span></text:p>
      <text:p text:style-name="P2">12. cd templates</text:p>
      <text:p text:style-name="P2">13. sudo cp -n /etc/ssh/sshd_config .</text:p>
      <text:p text:style-name="P2">14. sudo puppet apply -e ‘class {ssh:}</text:p>
      <text:p text:style-name="P3">15. vaihda portti ssh configista</text:p>
      <text:p text:style-name="P3">16. sudoedit ssh/templates/sshd_config.erb laita vaikka yks kommentti väliin</text:p>
      <text:p text:style-name="P3">17. ssh -p (porttinumero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1:07:27.952979694</meta:creation-date>
    <dc:date>2017-04-12T11:31:28.224886512</dc:date>
    <meta:editing-duration>PT13M1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8" meta:word-count="137" meta:character-count="901" meta:non-whitespace-character-count="775"/>
  </office:meta>
</office:document-meta>
</file>